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df4b611e37d8f2ac464d863c01a5179c" style:family="table-column">
      <style:table-column-properties fo:break-before="auto" style:use-optimal-column-width="false" style:column-width="1cm"/>
    </style:style>
    <style:style style:name="odsStyleTableColumn-1b3576c37843648e75d6994356cd0988" style:family="table-column">
      <style:table-column-properties fo:break-before="auto" style:use-optimal-column-width="false" style:column-width="2cm"/>
    </style:style>
    <style:style style:name="odsStyleTableCell-7836dd983209c5ff61ff44d1207e39f4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03dd498208278a791feb412e082c0a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7646b094c03ab8d6312e3a1f10c9d768" style:family="table-cell" style:parent-style-name="Default">
      <style:table-cell-properties style:text-align-source="fix" style:repeat-content="false" fo:background-color="#788088" fo:border="0.05cm solid #000000"/>
      <style:paragraph-properties fo:text-align="center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3863e9d989454be264d58fe96598ea46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ca7384970bc4065a11cc05d83f9a4d70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8fba45c248134276fe57b1e3dafb3c88" style:family="table-cell" style:parent-style-name="Default">
      <style:table-cell-properties style:text-align-source="fix" style:repeat-content="false"/>
      <style:text-properties fo:color="#003366" fo:font-weight="bold" style:font-weight-asian="bold" style:font-weight-complex="bold" fo:font-size="8" style:font-size-asian="8" style:font-size-complex="8"/>
    </style:style>
  </office:automatic-styles>
  <office:body>
    <office:spreadsheet>
      <table:table table:name="COTIZACIONES OFICIALES" table:style-name="ta1" table:print="false">
        <table:table-column table:style-name="odsStyleTableColumn-df4b611e37d8f2ac464d863c01a5179c" table:default-cell-style-name="Default"/>
        <table:table-column table:style-name="odsStyleTableColumn-1b3576c37843648e75d6994356cd0988" table:default-cell-style-name="Default"/>
        <table:table-column table:style-name="odsStyleTableColumn-1b3576c37843648e75d6994356cd0988" table:default-cell-style-name="Default"/>
        <table:table-column table:style-name="odsStyleTableColumn-1b3576c37843648e75d6994356cd0988" table:default-cell-style-name="Default"/>
        <table:table-column table:style-name="odsStyleTableColumn-1b3576c37843648e75d6994356cd0988" table:default-cell-style-name="Default"/>
        <table:table-column table:style-name="odsStyleTableColumn-1b3576c37843648e75d6994356cd0988" table:default-cell-style-name="Default"/>
        <table:table-column table:style-name="odsStyleTableColumn-1b3576c37843648e75d6994356cd0988" table:default-cell-style-name="Default"/>
        <table:table-column table:style-name="odsStyleTableColumn-1b3576c37843648e75d6994356cd0988" table:default-cell-style-name="Default"/>
        <table:table-column table:style-name="odsStyleTableColumn-1b3576c37843648e75d6994356cd0988" table:default-cell-style-name="Default"/>
        <table:table-column table:style-name="odsStyleTableColumn-1b3576c37843648e75d6994356cd0988" table:default-cell-style-name="Default"/>
        <table:table-column table:style-name="odsStyleTableColumn-1b3576c37843648e75d6994356cd0988" table:default-cell-style-name="Default"/>
        <table:table-column table:style-name="odsStyleTableColumn-1b3576c37843648e75d6994356cd0988" table:default-cell-style-name="Default"/>
        <table:table-column table:style-name="odsStyleTableColumn-1b3576c37843648e75d6994356cd0988" table:default-cell-style-name="Default"/>
        <table:table-column table:style-name="odsStyleTableColumn-1b3576c37843648e75d6994356cd0988" table:default-cell-style-name="Default"/>
        <table:table-row table:style-name="ro1">
          <table:table-cell table:style-name="odsStyleTableCell-7836dd983209c5ff61ff44d1207e39f4" table:number-columns-spanned="13" table:number-rows-spanned="1" office:value-type="string">
            <text:p>BANCO CENTRAL DE BOLIVIA</text:p>
          </table:table-cell>
          <table:covered-table-cell table:number-columns-repeated="12"/>
        </table:table-row>
        <table:table-row table:style-name="ro1">
          <table:table-cell/>
        </table:table-row>
        <table:table-row table:style-name="ro1">
          <table:table-cell table:style-name="odsStyleTableCell-03dd498208278a791feb412e082c0a39" table:number-columns-spanned="13" table:number-rows-spanned="1" office:value-type="string">
            <text:p>AÑO 2021</text:p>
          </table:table-cell>
          <table:covered-table-cell table:number-columns-repeated="12"/>
        </table:table-row>
        <table:table-row table:style-name="ro1">
          <table:table-cell table:style-name="odsStyleTableCell-03dd498208278a791feb412e082c0a39" table:number-columns-spanned="13" table:number-rows-spanned="1" office:value-type="string">
            <text:p>UNIDAD DE FOMENTO DE VIVIENDA (UFV)</text:p>
          </table:table-cell>
          <table:covered-table-cell table:number-columns-repeated="12"/>
        </table:table-row>
        <table:table-row table:style-name="ro1">
          <table:table-cell/>
        </table:table-row>
        <table:table-row table:style-name="ro1">
          <table:table-cell table:style-name="odsStyleTableCell-7646b094c03ab8d6312e3a1f10c9d768" table:number-columns-spanned="1" table:number-rows-spanned="1" office:value-type="string">
            <text:p>DIAS</text:p>
          </table:table-cell>
          <table:table-cell table:style-name="odsStyleTableCell-7646b094c03ab8d6312e3a1f10c9d768" table:number-columns-spanned="1" table:number-rows-spanned="1" office:value-type="string">
            <text:p>ENERO</text:p>
          </table:table-cell>
          <table:table-cell table:style-name="odsStyleTableCell-7646b094c03ab8d6312e3a1f10c9d768" table:number-columns-spanned="1" table:number-rows-spanned="1" office:value-type="string">
            <text:p>FEBRERO</text:p>
          </table:table-cell>
          <table:table-cell table:style-name="odsStyleTableCell-7646b094c03ab8d6312e3a1f10c9d768" table:number-columns-spanned="1" table:number-rows-spanned="1" office:value-type="string">
            <text:p>MARZO</text:p>
          </table:table-cell>
          <table:table-cell table:style-name="odsStyleTableCell-7646b094c03ab8d6312e3a1f10c9d768" table:number-columns-spanned="1" table:number-rows-spanned="1" office:value-type="string">
            <text:p>ABRIL</text:p>
          </table:table-cell>
          <table:table-cell table:style-name="odsStyleTableCell-7646b094c03ab8d6312e3a1f10c9d768" table:number-columns-spanned="1" table:number-rows-spanned="1" office:value-type="string">
            <text:p>MAYO</text:p>
          </table:table-cell>
          <table:table-cell table:style-name="odsStyleTableCell-7646b094c03ab8d6312e3a1f10c9d768" table:number-columns-spanned="1" table:number-rows-spanned="1" office:value-type="string">
            <text:p>JUNIO</text:p>
          </table:table-cell>
          <table:table-cell table:style-name="odsStyleTableCell-7646b094c03ab8d6312e3a1f10c9d768" table:number-columns-spanned="1" table:number-rows-spanned="1" office:value-type="string">
            <text:p>JULIO</text:p>
          </table:table-cell>
          <table:table-cell table:style-name="odsStyleTableCell-7646b094c03ab8d6312e3a1f10c9d768" table:number-columns-spanned="1" table:number-rows-spanned="1" office:value-type="string">
            <text:p>AGOSTO</text:p>
          </table:table-cell>
          <table:table-cell table:style-name="odsStyleTableCell-7646b094c03ab8d6312e3a1f10c9d768" table:number-columns-spanned="1" table:number-rows-spanned="1" office:value-type="string">
            <text:p>SEPTIEMBRE</text:p>
          </table:table-cell>
          <table:table-cell table:style-name="odsStyleTableCell-7646b094c03ab8d6312e3a1f10c9d768" table:number-columns-spanned="1" table:number-rows-spanned="1" office:value-type="string">
            <text:p>OCTUBRE</text:p>
          </table:table-cell>
          <table:table-cell table:style-name="odsStyleTableCell-7646b094c03ab8d6312e3a1f10c9d768" table:number-columns-spanned="1" table:number-rows-spanned="1" office:value-type="string">
            <text:p>NOVIEMBRE</text:p>
          </table:table-cell>
          <table:table-cell table:style-name="odsStyleTableCell-7646b094c03ab8d6312e3a1f10c9d768" table:number-columns-spanned="1" table:number-rows-spanned="1" office:value-type="string">
            <text:p>DICIEMBRE</text:p>
          </table:table-cell>
        </table:table-row>
        <table:table-row table:style-name="ro1">
          <table:table-cell table:style-name="odsStyleTableCell-3863e9d989454be264d58fe96598ea46" office:value-type="string">
            <text:p>1</text:p>
          </table:table-cell>
          <table:table-cell table:style-name="odsStyleTableCell-ca7384970bc4065a11cc05d83f9a4d70" office:value-type="string">
            <text:p>↓ 2,35844</text:p>
          </table:table-cell>
          <table:table-cell table:style-name="odsStyleTableCell-ca7384970bc4065a11cc05d83f9a4d70" office:value-type="string">
            <text:p>↑ 2,35870</text:p>
          </table:table-cell>
          <table:table-cell table:style-name="odsStyleTableCell-ca7384970bc4065a11cc05d83f9a4d70" office:value-type="string">
            <text:p>↑ 2,36066</text:p>
          </table:table-cell>
          <table:table-cell table:style-name="odsStyleTableCell-ca7384970bc4065a11cc05d83f9a4d70" office:value-type="string">
            <text:p>↑ 2,36327</text:p>
          </table:table-cell>
          <table:table-cell table:style-name="odsStyleTableCell-ca7384970bc4065a11cc05d83f9a4d70" office:value-type="string">
            <text:p>↑ 2,36575</text:p>
          </table:table-cell>
          <table:table-cell table:style-name="odsStyleTableCell-ca7384970bc4065a11cc05d83f9a4d70" office:value-type="string">
            <text:p>↑ 2,36726</text:p>
          </table:table-cell>
          <table:table-cell table:style-name="odsStyleTableCell-ca7384970bc4065a11cc05d83f9a4d70" office:value-type="string">
            <text:p>↑ 2,36845</text:p>
          </table:table-cell>
          <table:table-cell table:style-name="odsStyleTableCell-ca7384970bc4065a11cc05d83f9a4d70" office:value-type="string">
            <text:p>↑ 2,36894</text:p>
          </table:table-cell>
          <table:table-cell table:style-name="odsStyleTableCell-ca7384970bc4065a11cc05d83f9a4d70" office:value-type="string">
            <text:p>↑ 2,36925</text:p>
          </table:table-cell>
          <table:table-cell table:style-name="odsStyleTableCell-ca7384970bc4065a11cc05d83f9a4d70" office:value-type="string">
            <text:p>↑ 2,36955</text:p>
          </table:table-cell>
          <table:table-cell table:style-name="odsStyleTableCell-ca7384970bc4065a11cc05d83f9a4d70" office:value-type="string">
            <text:p>↑ 2,37097</text:p>
          </table:table-cell>
          <table:table-cell table:style-name="odsStyleTableCell-ca7384970bc4065a11cc05d83f9a4d70" office:value-type="string">
            <text:p>↑ 2,37223</text:p>
          </table:table-cell>
        </table:table-row>
        <table:table-row table:style-name="ro1">
          <table:table-cell table:style-name="odsStyleTableCell-3863e9d989454be264d58fe96598ea46" office:value-type="string">
            <text:p>2</text:p>
          </table:table-cell>
          <table:table-cell table:style-name="odsStyleTableCell-ca7384970bc4065a11cc05d83f9a4d70" office:value-type="string">
            <text:p>↓ 2,35837</text:p>
          </table:table-cell>
          <table:table-cell table:style-name="odsStyleTableCell-ca7384970bc4065a11cc05d83f9a4d70" office:value-type="string">
            <text:p>↑ 2,35875</text:p>
          </table:table-cell>
          <table:table-cell table:style-name="odsStyleTableCell-ca7384970bc4065a11cc05d83f9a4d70" office:value-type="string">
            <text:p>↑ 2,36073</text:p>
          </table:table-cell>
          <table:table-cell table:style-name="odsStyleTableCell-ca7384970bc4065a11cc05d83f9a4d70" office:value-type="string">
            <text:p>↑ 2,36336</text:p>
          </table:table-cell>
          <table:table-cell table:style-name="odsStyleTableCell-ca7384970bc4065a11cc05d83f9a4d70" office:value-type="string">
            <text:p>↑ 2,36582</text:p>
          </table:table-cell>
          <table:table-cell table:style-name="odsStyleTableCell-ca7384970bc4065a11cc05d83f9a4d70" office:value-type="string">
            <text:p>↑ 2,36730</text:p>
          </table:table-cell>
          <table:table-cell table:style-name="odsStyleTableCell-ca7384970bc4065a11cc05d83f9a4d70" office:value-type="string">
            <text:p>↑ 2,36848</text:p>
          </table:table-cell>
          <table:table-cell table:style-name="odsStyleTableCell-ca7384970bc4065a11cc05d83f9a4d70" office:value-type="string">
            <text:p>↑ 2,36895</text:p>
          </table:table-cell>
          <table:table-cell table:style-name="odsStyleTableCell-ca7384970bc4065a11cc05d83f9a4d70" office:value-type="string">
            <text:p>↑ 2,36926</text:p>
          </table:table-cell>
          <table:table-cell table:style-name="odsStyleTableCell-ca7384970bc4065a11cc05d83f9a4d70" office:value-type="string">
            <text:p>↑ 2,36956</text:p>
          </table:table-cell>
          <table:table-cell table:style-name="odsStyleTableCell-ca7384970bc4065a11cc05d83f9a4d70" office:value-type="string">
            <text:p>↑ 2,37104</text:p>
          </table:table-cell>
          <table:table-cell table:style-name="odsStyleTableCell-ca7384970bc4065a11cc05d83f9a4d70" office:value-type="string">
            <text:p>↑ 2,37226</text:p>
          </table:table-cell>
        </table:table-row>
        <table:table-row table:style-name="ro1">
          <table:table-cell table:style-name="odsStyleTableCell-3863e9d989454be264d58fe96598ea46" office:value-type="string">
            <text:p>3</text:p>
          </table:table-cell>
          <table:table-cell table:style-name="odsStyleTableCell-ca7384970bc4065a11cc05d83f9a4d70" office:value-type="string">
            <text:p>↓ 2,35830</text:p>
          </table:table-cell>
          <table:table-cell table:style-name="odsStyleTableCell-ca7384970bc4065a11cc05d83f9a4d70" office:value-type="string">
            <text:p>↑ 2,35880</text:p>
          </table:table-cell>
          <table:table-cell table:style-name="odsStyleTableCell-ca7384970bc4065a11cc05d83f9a4d70" office:value-type="string">
            <text:p>↑ 2,36080</text:p>
          </table:table-cell>
          <table:table-cell table:style-name="odsStyleTableCell-ca7384970bc4065a11cc05d83f9a4d70" office:value-type="string">
            <text:p>↑ 2,36345</text:p>
          </table:table-cell>
          <table:table-cell table:style-name="odsStyleTableCell-ca7384970bc4065a11cc05d83f9a4d70" office:value-type="string">
            <text:p>↑ 2,36589</text:p>
          </table:table-cell>
          <table:table-cell table:style-name="odsStyleTableCell-ca7384970bc4065a11cc05d83f9a4d70" office:value-type="string">
            <text:p>↑ 2,36734</text:p>
          </table:table-cell>
          <table:table-cell table:style-name="odsStyleTableCell-ca7384970bc4065a11cc05d83f9a4d70" office:value-type="string">
            <text:p>↑ 2,36851</text:p>
          </table:table-cell>
          <table:table-cell table:style-name="odsStyleTableCell-ca7384970bc4065a11cc05d83f9a4d70" office:value-type="string">
            <text:p>↑ 2,36896</text:p>
          </table:table-cell>
          <table:table-cell table:style-name="odsStyleTableCell-ca7384970bc4065a11cc05d83f9a4d70" office:value-type="string">
            <text:p>↑ 2,36927</text:p>
          </table:table-cell>
          <table:table-cell table:style-name="odsStyleTableCell-ca7384970bc4065a11cc05d83f9a4d70" office:value-type="string">
            <text:p>↑ 2,36957</text:p>
          </table:table-cell>
          <table:table-cell table:style-name="odsStyleTableCell-ca7384970bc4065a11cc05d83f9a4d70" office:value-type="string">
            <text:p>↑ 2,37111</text:p>
          </table:table-cell>
          <table:table-cell table:style-name="odsStyleTableCell-ca7384970bc4065a11cc05d83f9a4d70" office:value-type="string">
            <text:p>↑ 2,37229</text:p>
          </table:table-cell>
        </table:table-row>
        <table:table-row table:style-name="ro1">
          <table:table-cell table:style-name="odsStyleTableCell-3863e9d989454be264d58fe96598ea46" office:value-type="string">
            <text:p>4</text:p>
          </table:table-cell>
          <table:table-cell table:style-name="odsStyleTableCell-ca7384970bc4065a11cc05d83f9a4d70" office:value-type="string">
            <text:p>↓ 2,35823</text:p>
          </table:table-cell>
          <table:table-cell table:style-name="odsStyleTableCell-ca7384970bc4065a11cc05d83f9a4d70" office:value-type="string">
            <text:p>↑ 2,35885</text:p>
          </table:table-cell>
          <table:table-cell table:style-name="odsStyleTableCell-ca7384970bc4065a11cc05d83f9a4d70" office:value-type="string">
            <text:p>↑ 2,36087</text:p>
          </table:table-cell>
          <table:table-cell table:style-name="odsStyleTableCell-ca7384970bc4065a11cc05d83f9a4d70" office:value-type="string">
            <text:p>↑ 2,36354</text:p>
          </table:table-cell>
          <table:table-cell table:style-name="odsStyleTableCell-ca7384970bc4065a11cc05d83f9a4d70" office:value-type="string">
            <text:p>↑ 2,36596</text:p>
          </table:table-cell>
          <table:table-cell table:style-name="odsStyleTableCell-ca7384970bc4065a11cc05d83f9a4d70" office:value-type="string">
            <text:p>↑ 2,36738</text:p>
          </table:table-cell>
          <table:table-cell table:style-name="odsStyleTableCell-ca7384970bc4065a11cc05d83f9a4d70" office:value-type="string">
            <text:p>↑ 2,36854</text:p>
          </table:table-cell>
          <table:table-cell table:style-name="odsStyleTableCell-ca7384970bc4065a11cc05d83f9a4d70" office:value-type="string">
            <text:p>↑ 2,36897</text:p>
          </table:table-cell>
          <table:table-cell table:style-name="odsStyleTableCell-ca7384970bc4065a11cc05d83f9a4d70" office:value-type="string">
            <text:p>↑ 2,36928</text:p>
          </table:table-cell>
          <table:table-cell table:style-name="odsStyleTableCell-ca7384970bc4065a11cc05d83f9a4d70" office:value-type="string">
            <text:p>↑ 2,36958</text:p>
          </table:table-cell>
          <table:table-cell table:style-name="odsStyleTableCell-ca7384970bc4065a11cc05d83f9a4d70" office:value-type="string">
            <text:p>↑ 2,37118</text:p>
          </table:table-cell>
          <table:table-cell table:style-name="odsStyleTableCell-ca7384970bc4065a11cc05d83f9a4d70" office:value-type="string">
            <text:p>↑ 2,37232</text:p>
          </table:table-cell>
        </table:table-row>
        <table:table-row table:style-name="ro1">
          <table:table-cell table:style-name="odsStyleTableCell-3863e9d989454be264d58fe96598ea46" office:value-type="string">
            <text:p>5</text:p>
          </table:table-cell>
          <table:table-cell table:style-name="odsStyleTableCell-ca7384970bc4065a11cc05d83f9a4d70" office:value-type="string">
            <text:p>↓ 2,35816</text:p>
          </table:table-cell>
          <table:table-cell table:style-name="odsStyleTableCell-ca7384970bc4065a11cc05d83f9a4d70" office:value-type="string">
            <text:p>↑ 2,35890</text:p>
          </table:table-cell>
          <table:table-cell table:style-name="odsStyleTableCell-ca7384970bc4065a11cc05d83f9a4d70" office:value-type="string">
            <text:p>↑ 2,36094</text:p>
          </table:table-cell>
          <table:table-cell table:style-name="odsStyleTableCell-ca7384970bc4065a11cc05d83f9a4d70" office:value-type="string">
            <text:p>↑ 2,36363</text:p>
          </table:table-cell>
          <table:table-cell table:style-name="odsStyleTableCell-ca7384970bc4065a11cc05d83f9a4d70" office:value-type="string">
            <text:p>↑ 2,36603</text:p>
          </table:table-cell>
          <table:table-cell table:style-name="odsStyleTableCell-ca7384970bc4065a11cc05d83f9a4d70" office:value-type="string">
            <text:p>↑ 2,36742</text:p>
          </table:table-cell>
          <table:table-cell table:style-name="odsStyleTableCell-ca7384970bc4065a11cc05d83f9a4d70" office:value-type="string">
            <text:p>↑ 2,36857</text:p>
          </table:table-cell>
          <table:table-cell table:style-name="odsStyleTableCell-ca7384970bc4065a11cc05d83f9a4d70" office:value-type="string">
            <text:p>↑ 2,36898</text:p>
          </table:table-cell>
          <table:table-cell table:style-name="odsStyleTableCell-ca7384970bc4065a11cc05d83f9a4d70" office:value-type="string">
            <text:p>↑ 2,36929</text:p>
          </table:table-cell>
          <table:table-cell table:style-name="odsStyleTableCell-ca7384970bc4065a11cc05d83f9a4d70" office:value-type="string">
            <text:p>↑ 2,36959</text:p>
          </table:table-cell>
          <table:table-cell table:style-name="odsStyleTableCell-ca7384970bc4065a11cc05d83f9a4d70" office:value-type="string">
            <text:p>↑ 2,37125</text:p>
          </table:table-cell>
          <table:table-cell table:style-name="odsStyleTableCell-ca7384970bc4065a11cc05d83f9a4d70" office:value-type="string">
            <text:p>↑ 2,37235</text:p>
          </table:table-cell>
        </table:table-row>
        <table:table-row table:style-name="ro1">
          <table:table-cell table:style-name="odsStyleTableCell-3863e9d989454be264d58fe96598ea46" office:value-type="string">
            <text:p>6</text:p>
          </table:table-cell>
          <table:table-cell table:style-name="odsStyleTableCell-ca7384970bc4065a11cc05d83f9a4d70" office:value-type="string">
            <text:p>↓ 2,35809</text:p>
          </table:table-cell>
          <table:table-cell table:style-name="odsStyleTableCell-ca7384970bc4065a11cc05d83f9a4d70" office:value-type="string">
            <text:p>↑ 2,35895</text:p>
          </table:table-cell>
          <table:table-cell table:style-name="odsStyleTableCell-ca7384970bc4065a11cc05d83f9a4d70" office:value-type="string">
            <text:p>↑ 2,36101</text:p>
          </table:table-cell>
          <table:table-cell table:style-name="odsStyleTableCell-ca7384970bc4065a11cc05d83f9a4d70" office:value-type="string">
            <text:p>↑ 2,36372</text:p>
          </table:table-cell>
          <table:table-cell table:style-name="odsStyleTableCell-ca7384970bc4065a11cc05d83f9a4d70" office:value-type="string">
            <text:p>↑ 2,36610</text:p>
          </table:table-cell>
          <table:table-cell table:style-name="odsStyleTableCell-ca7384970bc4065a11cc05d83f9a4d70" office:value-type="string">
            <text:p>↑ 2,36746</text:p>
          </table:table-cell>
          <table:table-cell table:style-name="odsStyleTableCell-ca7384970bc4065a11cc05d83f9a4d70" office:value-type="string">
            <text:p>↑ 2,36860</text:p>
          </table:table-cell>
          <table:table-cell table:style-name="odsStyleTableCell-ca7384970bc4065a11cc05d83f9a4d70" office:value-type="string">
            <text:p>↑ 2,36899</text:p>
          </table:table-cell>
          <table:table-cell table:style-name="odsStyleTableCell-ca7384970bc4065a11cc05d83f9a4d70" office:value-type="string">
            <text:p>↑ 2,36930</text:p>
          </table:table-cell>
          <table:table-cell table:style-name="odsStyleTableCell-ca7384970bc4065a11cc05d83f9a4d70" office:value-type="string">
            <text:p>↑ 2,36960</text:p>
          </table:table-cell>
          <table:table-cell table:style-name="odsStyleTableCell-ca7384970bc4065a11cc05d83f9a4d70" office:value-type="string">
            <text:p>↑ 2,37132</text:p>
          </table:table-cell>
          <table:table-cell table:style-name="odsStyleTableCell-ca7384970bc4065a11cc05d83f9a4d70" office:value-type="string">
            <text:p>↑ 2,37238</text:p>
          </table:table-cell>
        </table:table-row>
        <table:table-row table:style-name="ro1">
          <table:table-cell table:style-name="odsStyleTableCell-3863e9d989454be264d58fe96598ea46" office:value-type="string">
            <text:p>7</text:p>
          </table:table-cell>
          <table:table-cell table:style-name="odsStyleTableCell-ca7384970bc4065a11cc05d83f9a4d70" office:value-type="string">
            <text:p>↓ 2,35802</text:p>
          </table:table-cell>
          <table:table-cell table:style-name="odsStyleTableCell-ca7384970bc4065a11cc05d83f9a4d70" office:value-type="string">
            <text:p>↑ 2,35900</text:p>
          </table:table-cell>
          <table:table-cell table:style-name="odsStyleTableCell-ca7384970bc4065a11cc05d83f9a4d70" office:value-type="string">
            <text:p>↑ 2,36108</text:p>
          </table:table-cell>
          <table:table-cell table:style-name="odsStyleTableCell-ca7384970bc4065a11cc05d83f9a4d70" office:value-type="string">
            <text:p>↑ 2,36381</text:p>
          </table:table-cell>
          <table:table-cell table:style-name="odsStyleTableCell-ca7384970bc4065a11cc05d83f9a4d70" office:value-type="string">
            <text:p>↑ 2,36617</text:p>
          </table:table-cell>
          <table:table-cell table:style-name="odsStyleTableCell-ca7384970bc4065a11cc05d83f9a4d70" office:value-type="string">
            <text:p>↑ 2,36750</text:p>
          </table:table-cell>
          <table:table-cell table:style-name="odsStyleTableCell-ca7384970bc4065a11cc05d83f9a4d70" office:value-type="string">
            <text:p>↑ 2,36863</text:p>
          </table:table-cell>
          <table:table-cell table:style-name="odsStyleTableCell-ca7384970bc4065a11cc05d83f9a4d70" office:value-type="string">
            <text:p>↑ 2,36900</text:p>
          </table:table-cell>
          <table:table-cell table:style-name="odsStyleTableCell-ca7384970bc4065a11cc05d83f9a4d70" office:value-type="string">
            <text:p>↑ 2,36931</text:p>
          </table:table-cell>
          <table:table-cell table:style-name="odsStyleTableCell-ca7384970bc4065a11cc05d83f9a4d70" office:value-type="string">
            <text:p>↑ 2,36961</text:p>
          </table:table-cell>
          <table:table-cell table:style-name="odsStyleTableCell-ca7384970bc4065a11cc05d83f9a4d70" office:value-type="string">
            <text:p>↑ 2,37139</text:p>
          </table:table-cell>
          <table:table-cell table:style-name="odsStyleTableCell-ca7384970bc4065a11cc05d83f9a4d70" office:value-type="string">
            <text:p>↑ 2,37241</text:p>
          </table:table-cell>
        </table:table-row>
        <table:table-row table:style-name="ro1">
          <table:table-cell table:style-name="odsStyleTableCell-3863e9d989454be264d58fe96598ea46" office:value-type="string">
            <text:p>8</text:p>
          </table:table-cell>
          <table:table-cell table:style-name="odsStyleTableCell-ca7384970bc4065a11cc05d83f9a4d70" office:value-type="string">
            <text:p>↓ 2,35795</text:p>
          </table:table-cell>
          <table:table-cell table:style-name="odsStyleTableCell-ca7384970bc4065a11cc05d83f9a4d70" office:value-type="string">
            <text:p>↑ 2,35905</text:p>
          </table:table-cell>
          <table:table-cell table:style-name="odsStyleTableCell-ca7384970bc4065a11cc05d83f9a4d70" office:value-type="string">
            <text:p>↑ 2,36115</text:p>
          </table:table-cell>
          <table:table-cell table:style-name="odsStyleTableCell-ca7384970bc4065a11cc05d83f9a4d70" office:value-type="string">
            <text:p>↑ 2,36390</text:p>
          </table:table-cell>
          <table:table-cell table:style-name="odsStyleTableCell-ca7384970bc4065a11cc05d83f9a4d70" office:value-type="string">
            <text:p>↑ 2,36624</text:p>
          </table:table-cell>
          <table:table-cell table:style-name="odsStyleTableCell-ca7384970bc4065a11cc05d83f9a4d70" office:value-type="string">
            <text:p>↑ 2,36754</text:p>
          </table:table-cell>
          <table:table-cell table:style-name="odsStyleTableCell-ca7384970bc4065a11cc05d83f9a4d70" office:value-type="string">
            <text:p>↑ 2,36866</text:p>
          </table:table-cell>
          <table:table-cell table:style-name="odsStyleTableCell-ca7384970bc4065a11cc05d83f9a4d70" office:value-type="string">
            <text:p>↑ 2,36901</text:p>
          </table:table-cell>
          <table:table-cell table:style-name="odsStyleTableCell-ca7384970bc4065a11cc05d83f9a4d70" office:value-type="string">
            <text:p>↑ 2,36932</text:p>
          </table:table-cell>
          <table:table-cell table:style-name="odsStyleTableCell-ca7384970bc4065a11cc05d83f9a4d70" office:value-type="string">
            <text:p>↑ 2,36962</text:p>
          </table:table-cell>
          <table:table-cell table:style-name="odsStyleTableCell-ca7384970bc4065a11cc05d83f9a4d70" office:value-type="string">
            <text:p>↑ 2,37146</text:p>
          </table:table-cell>
          <table:table-cell table:style-name="odsStyleTableCell-ca7384970bc4065a11cc05d83f9a4d70" office:value-type="string">
            <text:p>↑ 2,37244</text:p>
          </table:table-cell>
        </table:table-row>
        <table:table-row table:style-name="ro1">
          <table:table-cell table:style-name="odsStyleTableCell-3863e9d989454be264d58fe96598ea46" office:value-type="string">
            <text:p>9</text:p>
          </table:table-cell>
          <table:table-cell table:style-name="odsStyleTableCell-ca7384970bc4065a11cc05d83f9a4d70" office:value-type="string">
            <text:p>↓ 2,35788</text:p>
          </table:table-cell>
          <table:table-cell table:style-name="odsStyleTableCell-ca7384970bc4065a11cc05d83f9a4d70" office:value-type="string">
            <text:p>↑ 2,35910</text:p>
          </table:table-cell>
          <table:table-cell table:style-name="odsStyleTableCell-ca7384970bc4065a11cc05d83f9a4d70" office:value-type="string">
            <text:p>↑ 2,36122</text:p>
          </table:table-cell>
          <table:table-cell table:style-name="odsStyleTableCell-ca7384970bc4065a11cc05d83f9a4d70" office:value-type="string">
            <text:p>↑ 2,36399</text:p>
          </table:table-cell>
          <table:table-cell table:style-name="odsStyleTableCell-ca7384970bc4065a11cc05d83f9a4d70" office:value-type="string">
            <text:p>↑ 2,36631</text:p>
          </table:table-cell>
          <table:table-cell table:style-name="odsStyleTableCell-ca7384970bc4065a11cc05d83f9a4d70" office:value-type="string">
            <text:p>↑ 2,36758</text:p>
          </table:table-cell>
          <table:table-cell table:style-name="odsStyleTableCell-ca7384970bc4065a11cc05d83f9a4d70" office:value-type="string">
            <text:p>↑ 2,36869</text:p>
          </table:table-cell>
          <table:table-cell table:style-name="odsStyleTableCell-ca7384970bc4065a11cc05d83f9a4d70" office:value-type="string">
            <text:p>↑ 2,36902</text:p>
          </table:table-cell>
          <table:table-cell table:style-name="odsStyleTableCell-ca7384970bc4065a11cc05d83f9a4d70" office:value-type="string">
            <text:p>↑ 2,36933</text:p>
          </table:table-cell>
          <table:table-cell table:style-name="odsStyleTableCell-ca7384970bc4065a11cc05d83f9a4d70" office:value-type="string">
            <text:p>↑ 2,36963</text:p>
          </table:table-cell>
          <table:table-cell table:style-name="odsStyleTableCell-ca7384970bc4065a11cc05d83f9a4d70" office:value-type="string">
            <text:p>↑ 2,37153</text:p>
          </table:table-cell>
          <table:table-cell table:style-name="odsStyleTableCell-ca7384970bc4065a11cc05d83f9a4d70" office:value-type="string">
            <text:p>↑ 2,37247</text:p>
          </table:table-cell>
        </table:table-row>
        <table:table-row table:style-name="ro1">
          <table:table-cell table:style-name="odsStyleTableCell-3863e9d989454be264d58fe96598ea46" office:value-type="string">
            <text:p>10</text:p>
          </table:table-cell>
          <table:table-cell table:style-name="odsStyleTableCell-ca7384970bc4065a11cc05d83f9a4d70" office:value-type="string">
            <text:p>↓ 2,35781</text:p>
          </table:table-cell>
          <table:table-cell table:style-name="odsStyleTableCell-ca7384970bc4065a11cc05d83f9a4d70" office:value-type="string">
            <text:p>↑ 2,35915</text:p>
          </table:table-cell>
          <table:table-cell table:style-name="odsStyleTableCell-ca7384970bc4065a11cc05d83f9a4d70" office:value-type="string">
            <text:p>↑ 2,36129</text:p>
          </table:table-cell>
          <table:table-cell table:style-name="odsStyleTableCell-ca7384970bc4065a11cc05d83f9a4d70" office:value-type="string">
            <text:p>↑ 2,36408</text:p>
          </table:table-cell>
          <table:table-cell table:style-name="odsStyleTableCell-ca7384970bc4065a11cc05d83f9a4d70" office:value-type="string">
            <text:p>↑ 2,36638</text:p>
          </table:table-cell>
          <table:table-cell table:style-name="odsStyleTableCell-ca7384970bc4065a11cc05d83f9a4d70" office:value-type="string">
            <text:p>↑ 2,36762</text:p>
          </table:table-cell>
          <table:table-cell table:style-name="odsStyleTableCell-ca7384970bc4065a11cc05d83f9a4d70" office:value-type="string">
            <text:p>↑ 2,36872</text:p>
          </table:table-cell>
          <table:table-cell table:style-name="odsStyleTableCell-ca7384970bc4065a11cc05d83f9a4d70" office:value-type="string">
            <text:p>↑ 2,36903</text:p>
          </table:table-cell>
          <table:table-cell table:style-name="odsStyleTableCell-ca7384970bc4065a11cc05d83f9a4d70" office:value-type="string">
            <text:p>↑ 2,36934</text:p>
          </table:table-cell>
          <table:table-cell table:style-name="odsStyleTableCell-ca7384970bc4065a11cc05d83f9a4d70" office:value-type="string">
            <text:p>↑ 2,36964</text:p>
          </table:table-cell>
          <table:table-cell table:style-name="odsStyleTableCell-ca7384970bc4065a11cc05d83f9a4d70" office:value-type="string">
            <text:p>↑ 2,37160</text:p>
          </table:table-cell>
          <table:table-cell table:style-name="odsStyleTableCell-ca7384970bc4065a11cc05d83f9a4d70" office:value-type="string">
            <text:p>↑ 2,37250</text:p>
          </table:table-cell>
        </table:table-row>
        <table:table-row table:style-name="ro1">
          <table:table-cell table:style-name="odsStyleTableCell-3863e9d989454be264d58fe96598ea46" office:value-type="string">
            <text:p>11</text:p>
          </table:table-cell>
          <table:table-cell table:style-name="odsStyleTableCell-ca7384970bc4065a11cc05d83f9a4d70" office:value-type="string">
            <text:p>↑ 2,35785</text:p>
          </table:table-cell>
          <table:table-cell table:style-name="odsStyleTableCell-ca7384970bc4065a11cc05d83f9a4d70" office:value-type="string">
            <text:p>↑ 2,35923</text:p>
          </table:table-cell>
          <table:table-cell table:style-name="odsStyleTableCell-ca7384970bc4065a11cc05d83f9a4d70" office:value-type="string">
            <text:p>↑ 2,36138</text:p>
          </table:table-cell>
          <table:table-cell table:style-name="odsStyleTableCell-ca7384970bc4065a11cc05d83f9a4d70" office:value-type="string">
            <text:p>↑ 2,36416</text:p>
          </table:table-cell>
          <table:table-cell table:style-name="odsStyleTableCell-ca7384970bc4065a11cc05d83f9a4d70" office:value-type="string">
            <text:p>↑ 2,36642</text:p>
          </table:table-cell>
          <table:table-cell table:style-name="odsStyleTableCell-ca7384970bc4065a11cc05d83f9a4d70" office:value-type="string">
            <text:p>↑ 2,36766</text:p>
          </table:table-cell>
          <table:table-cell table:style-name="odsStyleTableCell-ca7384970bc4065a11cc05d83f9a4d70" office:value-type="string">
            <text:p>↑ 2,36873</text:p>
          </table:table-cell>
          <table:table-cell table:style-name="odsStyleTableCell-ca7384970bc4065a11cc05d83f9a4d70" office:value-type="string">
            <text:p>↑ 2,36904</text:p>
          </table:table-cell>
          <table:table-cell table:style-name="odsStyleTableCell-ca7384970bc4065a11cc05d83f9a4d70" office:value-type="string">
            <text:p>↑ 2,36935</text:p>
          </table:table-cell>
          <table:table-cell table:style-name="odsStyleTableCell-ca7384970bc4065a11cc05d83f9a4d70" office:value-type="string">
            <text:p>↑ 2,36970</text:p>
          </table:table-cell>
          <table:table-cell table:style-name="odsStyleTableCell-ca7384970bc4065a11cc05d83f9a4d70" office:value-type="string">
            <text:p>↑ 2,37163</text:p>
          </table:table-cell>
          <table:table-cell table:style-name="odsStyleTableCell-ca7384970bc4065a11cc05d83f9a4d70" office:value-type="string">
            <text:p>↑ 2,37256</text:p>
          </table:table-cell>
        </table:table-row>
        <table:table-row table:style-name="ro1">
          <table:table-cell table:style-name="odsStyleTableCell-3863e9d989454be264d58fe96598ea46" office:value-type="string">
            <text:p>12</text:p>
          </table:table-cell>
          <table:table-cell table:style-name="odsStyleTableCell-ca7384970bc4065a11cc05d83f9a4d70" office:value-type="string">
            <text:p>↑ 2,35789</text:p>
          </table:table-cell>
          <table:table-cell table:style-name="odsStyleTableCell-ca7384970bc4065a11cc05d83f9a4d70" office:value-type="string">
            <text:p>↑ 2,35931</text:p>
          </table:table-cell>
          <table:table-cell table:style-name="odsStyleTableCell-ca7384970bc4065a11cc05d83f9a4d70" office:value-type="string">
            <text:p>↑ 2,36147</text:p>
          </table:table-cell>
          <table:table-cell table:style-name="odsStyleTableCell-ca7384970bc4065a11cc05d83f9a4d70" office:value-type="string">
            <text:p>↑ 2,36424</text:p>
          </table:table-cell>
          <table:table-cell table:style-name="odsStyleTableCell-ca7384970bc4065a11cc05d83f9a4d70" office:value-type="string">
            <text:p>↑ 2,36646</text:p>
          </table:table-cell>
          <table:table-cell table:style-name="odsStyleTableCell-ca7384970bc4065a11cc05d83f9a4d70" office:value-type="string">
            <text:p>↑ 2,36770</text:p>
          </table:table-cell>
          <table:table-cell table:style-name="odsStyleTableCell-ca7384970bc4065a11cc05d83f9a4d70" office:value-type="string">
            <text:p>↑ 2,36874</text:p>
          </table:table-cell>
          <table:table-cell table:style-name="odsStyleTableCell-ca7384970bc4065a11cc05d83f9a4d70" office:value-type="string">
            <text:p>↑ 2,36905</text:p>
          </table:table-cell>
          <table:table-cell table:style-name="odsStyleTableCell-ca7384970bc4065a11cc05d83f9a4d70" office:value-type="string">
            <text:p>↑ 2,36936</text:p>
          </table:table-cell>
          <table:table-cell table:style-name="odsStyleTableCell-ca7384970bc4065a11cc05d83f9a4d70" office:value-type="string">
            <text:p>↑ 2,36976</text:p>
          </table:table-cell>
          <table:table-cell table:style-name="odsStyleTableCell-ca7384970bc4065a11cc05d83f9a4d70" office:value-type="string">
            <text:p>↑ 2,37166</text:p>
          </table:table-cell>
          <table:table-cell table:style-name="odsStyleTableCell-ca7384970bc4065a11cc05d83f9a4d70" office:value-type="string">
            <text:p>↑ 2,37262</text:p>
          </table:table-cell>
        </table:table-row>
        <table:table-row table:style-name="ro1">
          <table:table-cell table:style-name="odsStyleTableCell-3863e9d989454be264d58fe96598ea46" office:value-type="string">
            <text:p>13</text:p>
          </table:table-cell>
          <table:table-cell table:style-name="odsStyleTableCell-ca7384970bc4065a11cc05d83f9a4d70" office:value-type="string">
            <text:p>↑ 2,35793</text:p>
          </table:table-cell>
          <table:table-cell table:style-name="odsStyleTableCell-ca7384970bc4065a11cc05d83f9a4d70" office:value-type="string">
            <text:p>↑ 2,35939</text:p>
          </table:table-cell>
          <table:table-cell table:style-name="odsStyleTableCell-ca7384970bc4065a11cc05d83f9a4d70" office:value-type="string">
            <text:p>↑ 2,36156</text:p>
          </table:table-cell>
          <table:table-cell table:style-name="odsStyleTableCell-ca7384970bc4065a11cc05d83f9a4d70" office:value-type="string">
            <text:p>↑ 2,36432</text:p>
          </table:table-cell>
          <table:table-cell table:style-name="odsStyleTableCell-ca7384970bc4065a11cc05d83f9a4d70" office:value-type="string">
            <text:p>↑ 2,36650</text:p>
          </table:table-cell>
          <table:table-cell table:style-name="odsStyleTableCell-ca7384970bc4065a11cc05d83f9a4d70" office:value-type="string">
            <text:p>↑ 2,36774</text:p>
          </table:table-cell>
          <table:table-cell table:style-name="odsStyleTableCell-ca7384970bc4065a11cc05d83f9a4d70" office:value-type="string">
            <text:p>↑ 2,36875</text:p>
          </table:table-cell>
          <table:table-cell table:style-name="odsStyleTableCell-ca7384970bc4065a11cc05d83f9a4d70" office:value-type="string">
            <text:p>↑ 2,36906</text:p>
          </table:table-cell>
          <table:table-cell table:style-name="odsStyleTableCell-ca7384970bc4065a11cc05d83f9a4d70" office:value-type="string">
            <text:p>↑ 2,36937</text:p>
          </table:table-cell>
          <table:table-cell table:style-name="odsStyleTableCell-ca7384970bc4065a11cc05d83f9a4d70" office:value-type="string">
            <text:p>↑ 2,36982</text:p>
          </table:table-cell>
          <table:table-cell table:style-name="odsStyleTableCell-ca7384970bc4065a11cc05d83f9a4d70" office:value-type="string">
            <text:p>↑ 2,37169</text:p>
          </table:table-cell>
          <table:table-cell table:style-name="odsStyleTableCell-ca7384970bc4065a11cc05d83f9a4d70" office:value-type="string">
            <text:p>↑ 2,37268</text:p>
          </table:table-cell>
        </table:table-row>
        <table:table-row table:style-name="ro1">
          <table:table-cell table:style-name="odsStyleTableCell-3863e9d989454be264d58fe96598ea46" office:value-type="string">
            <text:p>14</text:p>
          </table:table-cell>
          <table:table-cell table:style-name="odsStyleTableCell-ca7384970bc4065a11cc05d83f9a4d70" office:value-type="string">
            <text:p>↑ 2,35797</text:p>
          </table:table-cell>
          <table:table-cell table:style-name="odsStyleTableCell-ca7384970bc4065a11cc05d83f9a4d70" office:value-type="string">
            <text:p>↑ 2,35947</text:p>
          </table:table-cell>
          <table:table-cell table:style-name="odsStyleTableCell-ca7384970bc4065a11cc05d83f9a4d70" office:value-type="string">
            <text:p>↑ 2,36165</text:p>
          </table:table-cell>
          <table:table-cell table:style-name="odsStyleTableCell-ca7384970bc4065a11cc05d83f9a4d70" office:value-type="string">
            <text:p>↑ 2,36440</text:p>
          </table:table-cell>
          <table:table-cell table:style-name="odsStyleTableCell-ca7384970bc4065a11cc05d83f9a4d70" office:value-type="string">
            <text:p>↑ 2,36654</text:p>
          </table:table-cell>
          <table:table-cell table:style-name="odsStyleTableCell-ca7384970bc4065a11cc05d83f9a4d70" office:value-type="string">
            <text:p>↑ 2,36778</text:p>
          </table:table-cell>
          <table:table-cell table:style-name="odsStyleTableCell-ca7384970bc4065a11cc05d83f9a4d70" office:value-type="string">
            <text:p>↑ 2,36876</text:p>
          </table:table-cell>
          <table:table-cell table:style-name="odsStyleTableCell-ca7384970bc4065a11cc05d83f9a4d70" office:value-type="string">
            <text:p>↑ 2,36907</text:p>
          </table:table-cell>
          <table:table-cell table:style-name="odsStyleTableCell-ca7384970bc4065a11cc05d83f9a4d70" office:value-type="string">
            <text:p>↑ 2,36938</text:p>
          </table:table-cell>
          <table:table-cell table:style-name="odsStyleTableCell-ca7384970bc4065a11cc05d83f9a4d70" office:value-type="string">
            <text:p>↑ 2,36988</text:p>
          </table:table-cell>
          <table:table-cell table:style-name="odsStyleTableCell-ca7384970bc4065a11cc05d83f9a4d70" office:value-type="string">
            <text:p>↑ 2,37172</text:p>
          </table:table-cell>
          <table:table-cell table:style-name="odsStyleTableCell-ca7384970bc4065a11cc05d83f9a4d70" office:value-type="string">
            <text:p>↑ 2,37274</text:p>
          </table:table-cell>
        </table:table-row>
        <table:table-row table:style-name="ro1">
          <table:table-cell table:style-name="odsStyleTableCell-3863e9d989454be264d58fe96598ea46" office:value-type="string">
            <text:p>15</text:p>
          </table:table-cell>
          <table:table-cell table:style-name="odsStyleTableCell-ca7384970bc4065a11cc05d83f9a4d70" office:value-type="string">
            <text:p>↑ 2,35801</text:p>
          </table:table-cell>
          <table:table-cell table:style-name="odsStyleTableCell-ca7384970bc4065a11cc05d83f9a4d70" office:value-type="string">
            <text:p>↑ 2,35955</text:p>
          </table:table-cell>
          <table:table-cell table:style-name="odsStyleTableCell-ca7384970bc4065a11cc05d83f9a4d70" office:value-type="string">
            <text:p>↑ 2,36174</text:p>
          </table:table-cell>
          <table:table-cell table:style-name="odsStyleTableCell-ca7384970bc4065a11cc05d83f9a4d70" office:value-type="string">
            <text:p>↑ 2,36448</text:p>
          </table:table-cell>
          <table:table-cell table:style-name="odsStyleTableCell-ca7384970bc4065a11cc05d83f9a4d70" office:value-type="string">
            <text:p>↑ 2,36658</text:p>
          </table:table-cell>
          <table:table-cell table:style-name="odsStyleTableCell-ca7384970bc4065a11cc05d83f9a4d70" office:value-type="string">
            <text:p>↑ 2,36782</text:p>
          </table:table-cell>
          <table:table-cell table:style-name="odsStyleTableCell-ca7384970bc4065a11cc05d83f9a4d70" office:value-type="string">
            <text:p>↑ 2,36877</text:p>
          </table:table-cell>
          <table:table-cell table:style-name="odsStyleTableCell-ca7384970bc4065a11cc05d83f9a4d70" office:value-type="string">
            <text:p>↑ 2,36908</text:p>
          </table:table-cell>
          <table:table-cell table:style-name="odsStyleTableCell-ca7384970bc4065a11cc05d83f9a4d70" office:value-type="string">
            <text:p>↑ 2,36939</text:p>
          </table:table-cell>
          <table:table-cell table:style-name="odsStyleTableCell-ca7384970bc4065a11cc05d83f9a4d70" office:value-type="string">
            <text:p>↑ 2,36994</text:p>
          </table:table-cell>
          <table:table-cell table:style-name="odsStyleTableCell-ca7384970bc4065a11cc05d83f9a4d70" office:value-type="string">
            <text:p>↑ 2,37175</text:p>
          </table:table-cell>
          <table:table-cell table:style-name="odsStyleTableCell-ca7384970bc4065a11cc05d83f9a4d70" office:value-type="string">
            <text:p>↑ 2,37280</text:p>
          </table:table-cell>
        </table:table-row>
        <table:table-row table:style-name="ro1">
          <table:table-cell table:style-name="odsStyleTableCell-3863e9d989454be264d58fe96598ea46" office:value-type="string">
            <text:p>16</text:p>
          </table:table-cell>
          <table:table-cell table:style-name="odsStyleTableCell-ca7384970bc4065a11cc05d83f9a4d70" office:value-type="string">
            <text:p>↑ 2,35805</text:p>
          </table:table-cell>
          <table:table-cell table:style-name="odsStyleTableCell-ca7384970bc4065a11cc05d83f9a4d70" office:value-type="string">
            <text:p>↑ 2,35963</text:p>
          </table:table-cell>
          <table:table-cell table:style-name="odsStyleTableCell-ca7384970bc4065a11cc05d83f9a4d70" office:value-type="string">
            <text:p>↑ 2,36183</text:p>
          </table:table-cell>
          <table:table-cell table:style-name="odsStyleTableCell-ca7384970bc4065a11cc05d83f9a4d70" office:value-type="string">
            <text:p>↑ 2,36456</text:p>
          </table:table-cell>
          <table:table-cell table:style-name="odsStyleTableCell-ca7384970bc4065a11cc05d83f9a4d70" office:value-type="string">
            <text:p>↑ 2,36662</text:p>
          </table:table-cell>
          <table:table-cell table:style-name="odsStyleTableCell-ca7384970bc4065a11cc05d83f9a4d70" office:value-type="string">
            <text:p>↑ 2,36786</text:p>
          </table:table-cell>
          <table:table-cell table:style-name="odsStyleTableCell-ca7384970bc4065a11cc05d83f9a4d70" office:value-type="string">
            <text:p>↑ 2,36878</text:p>
          </table:table-cell>
          <table:table-cell table:style-name="odsStyleTableCell-ca7384970bc4065a11cc05d83f9a4d70" office:value-type="string">
            <text:p>↑ 2,36909</text:p>
          </table:table-cell>
          <table:table-cell table:style-name="odsStyleTableCell-ca7384970bc4065a11cc05d83f9a4d70" office:value-type="string">
            <text:p>↑ 2,36940</text:p>
          </table:table-cell>
          <table:table-cell table:style-name="odsStyleTableCell-ca7384970bc4065a11cc05d83f9a4d70" office:value-type="string">
            <text:p>↑ 2,37000</text:p>
          </table:table-cell>
          <table:table-cell table:style-name="odsStyleTableCell-ca7384970bc4065a11cc05d83f9a4d70" office:value-type="string">
            <text:p>↑ 2,37178</text:p>
          </table:table-cell>
          <table:table-cell table:style-name="odsStyleTableCell-ca7384970bc4065a11cc05d83f9a4d70" office:value-type="string">
            <text:p>↑ 2,37286</text:p>
          </table:table-cell>
        </table:table-row>
        <table:table-row table:style-name="ro1">
          <table:table-cell table:style-name="odsStyleTableCell-3863e9d989454be264d58fe96598ea46" office:value-type="string">
            <text:p>17</text:p>
          </table:table-cell>
          <table:table-cell table:style-name="odsStyleTableCell-ca7384970bc4065a11cc05d83f9a4d70" office:value-type="string">
            <text:p>↑ 2,35809</text:p>
          </table:table-cell>
          <table:table-cell table:style-name="odsStyleTableCell-ca7384970bc4065a11cc05d83f9a4d70" office:value-type="string">
            <text:p>↑ 2,35971</text:p>
          </table:table-cell>
          <table:table-cell table:style-name="odsStyleTableCell-ca7384970bc4065a11cc05d83f9a4d70" office:value-type="string">
            <text:p>↑ 2,36192</text:p>
          </table:table-cell>
          <table:table-cell table:style-name="odsStyleTableCell-ca7384970bc4065a11cc05d83f9a4d70" office:value-type="string">
            <text:p>↑ 2,36464</text:p>
          </table:table-cell>
          <table:table-cell table:style-name="odsStyleTableCell-ca7384970bc4065a11cc05d83f9a4d70" office:value-type="string">
            <text:p>↑ 2,36666</text:p>
          </table:table-cell>
          <table:table-cell table:style-name="odsStyleTableCell-ca7384970bc4065a11cc05d83f9a4d70" office:value-type="string">
            <text:p>↑ 2,36790</text:p>
          </table:table-cell>
          <table:table-cell table:style-name="odsStyleTableCell-ca7384970bc4065a11cc05d83f9a4d70" office:value-type="string">
            <text:p>↑ 2,36879</text:p>
          </table:table-cell>
          <table:table-cell table:style-name="odsStyleTableCell-ca7384970bc4065a11cc05d83f9a4d70" office:value-type="string">
            <text:p>↑ 2,36910</text:p>
          </table:table-cell>
          <table:table-cell table:style-name="odsStyleTableCell-ca7384970bc4065a11cc05d83f9a4d70" office:value-type="string">
            <text:p>↑ 2,36941</text:p>
          </table:table-cell>
          <table:table-cell table:style-name="odsStyleTableCell-ca7384970bc4065a11cc05d83f9a4d70" office:value-type="string">
            <text:p>↑ 2,37006</text:p>
          </table:table-cell>
          <table:table-cell table:style-name="odsStyleTableCell-ca7384970bc4065a11cc05d83f9a4d70" office:value-type="string">
            <text:p>↑ 2,37181</text:p>
          </table:table-cell>
          <table:table-cell table:style-name="odsStyleTableCell-ca7384970bc4065a11cc05d83f9a4d70" office:value-type="string">
            <text:p>↑ 2,37292</text:p>
          </table:table-cell>
        </table:table-row>
        <table:table-row table:style-name="ro1">
          <table:table-cell table:style-name="odsStyleTableCell-3863e9d989454be264d58fe96598ea46" office:value-type="string">
            <text:p>18</text:p>
          </table:table-cell>
          <table:table-cell table:style-name="odsStyleTableCell-ca7384970bc4065a11cc05d83f9a4d70" office:value-type="string">
            <text:p>↑ 2,35813</text:p>
          </table:table-cell>
          <table:table-cell table:style-name="odsStyleTableCell-ca7384970bc4065a11cc05d83f9a4d70" office:value-type="string">
            <text:p>↑ 2,35979</text:p>
          </table:table-cell>
          <table:table-cell table:style-name="odsStyleTableCell-ca7384970bc4065a11cc05d83f9a4d70" office:value-type="string">
            <text:p>↑ 2,36201</text:p>
          </table:table-cell>
          <table:table-cell table:style-name="odsStyleTableCell-ca7384970bc4065a11cc05d83f9a4d70" office:value-type="string">
            <text:p>↑ 2,36472</text:p>
          </table:table-cell>
          <table:table-cell table:style-name="odsStyleTableCell-ca7384970bc4065a11cc05d83f9a4d70" office:value-type="string">
            <text:p>↑ 2,36670</text:p>
          </table:table-cell>
          <table:table-cell table:style-name="odsStyleTableCell-ca7384970bc4065a11cc05d83f9a4d70" office:value-type="string">
            <text:p>↑ 2,36794</text:p>
          </table:table-cell>
          <table:table-cell table:style-name="odsStyleTableCell-ca7384970bc4065a11cc05d83f9a4d70" office:value-type="string">
            <text:p>↑ 2,36880</text:p>
          </table:table-cell>
          <table:table-cell table:style-name="odsStyleTableCell-ca7384970bc4065a11cc05d83f9a4d70" office:value-type="string">
            <text:p>↑ 2,36911</text:p>
          </table:table-cell>
          <table:table-cell table:style-name="odsStyleTableCell-ca7384970bc4065a11cc05d83f9a4d70" office:value-type="string">
            <text:p>↑ 2,36942</text:p>
          </table:table-cell>
          <table:table-cell table:style-name="odsStyleTableCell-ca7384970bc4065a11cc05d83f9a4d70" office:value-type="string">
            <text:p>↑ 2,37012</text:p>
          </table:table-cell>
          <table:table-cell table:style-name="odsStyleTableCell-ca7384970bc4065a11cc05d83f9a4d70" office:value-type="string">
            <text:p>↑ 2,37184</text:p>
          </table:table-cell>
          <table:table-cell table:style-name="odsStyleTableCell-ca7384970bc4065a11cc05d83f9a4d70" office:value-type="string">
            <text:p>↑ 2,37298</text:p>
          </table:table-cell>
        </table:table-row>
        <table:table-row table:style-name="ro1">
          <table:table-cell table:style-name="odsStyleTableCell-3863e9d989454be264d58fe96598ea46" office:value-type="string">
            <text:p>19</text:p>
          </table:table-cell>
          <table:table-cell table:style-name="odsStyleTableCell-ca7384970bc4065a11cc05d83f9a4d70" office:value-type="string">
            <text:p>↑ 2,35817</text:p>
          </table:table-cell>
          <table:table-cell table:style-name="odsStyleTableCell-ca7384970bc4065a11cc05d83f9a4d70" office:value-type="string">
            <text:p>↑ 2,35987</text:p>
          </table:table-cell>
          <table:table-cell table:style-name="odsStyleTableCell-ca7384970bc4065a11cc05d83f9a4d70" office:value-type="string">
            <text:p>↑ 2,36210</text:p>
          </table:table-cell>
          <table:table-cell table:style-name="odsStyleTableCell-ca7384970bc4065a11cc05d83f9a4d70" office:value-type="string">
            <text:p>↑ 2,36480</text:p>
          </table:table-cell>
          <table:table-cell table:style-name="odsStyleTableCell-ca7384970bc4065a11cc05d83f9a4d70" office:value-type="string">
            <text:p>↑ 2,36674</text:p>
          </table:table-cell>
          <table:table-cell table:style-name="odsStyleTableCell-ca7384970bc4065a11cc05d83f9a4d70" office:value-type="string">
            <text:p>↑ 2,36798</text:p>
          </table:table-cell>
          <table:table-cell table:style-name="odsStyleTableCell-ca7384970bc4065a11cc05d83f9a4d70" office:value-type="string">
            <text:p>↑ 2,36881</text:p>
          </table:table-cell>
          <table:table-cell table:style-name="odsStyleTableCell-ca7384970bc4065a11cc05d83f9a4d70" office:value-type="string">
            <text:p>↑ 2,36912</text:p>
          </table:table-cell>
          <table:table-cell table:style-name="odsStyleTableCell-ca7384970bc4065a11cc05d83f9a4d70" office:value-type="string">
            <text:p>↑ 2,36943</text:p>
          </table:table-cell>
          <table:table-cell table:style-name="odsStyleTableCell-ca7384970bc4065a11cc05d83f9a4d70" office:value-type="string">
            <text:p>↑ 2,37018</text:p>
          </table:table-cell>
          <table:table-cell table:style-name="odsStyleTableCell-ca7384970bc4065a11cc05d83f9a4d70" office:value-type="string">
            <text:p>↑ 2,37187</text:p>
          </table:table-cell>
          <table:table-cell table:style-name="odsStyleTableCell-ca7384970bc4065a11cc05d83f9a4d70" office:value-type="string">
            <text:p>↑ 2,37304</text:p>
          </table:table-cell>
        </table:table-row>
        <table:table-row table:style-name="ro1">
          <table:table-cell table:style-name="odsStyleTableCell-3863e9d989454be264d58fe96598ea46" office:value-type="string">
            <text:p>20</text:p>
          </table:table-cell>
          <table:table-cell table:style-name="odsStyleTableCell-ca7384970bc4065a11cc05d83f9a4d70" office:value-type="string">
            <text:p>↑ 2,35821</text:p>
          </table:table-cell>
          <table:table-cell table:style-name="odsStyleTableCell-ca7384970bc4065a11cc05d83f9a4d70" office:value-type="string">
            <text:p>↑ 2,35995</text:p>
          </table:table-cell>
          <table:table-cell table:style-name="odsStyleTableCell-ca7384970bc4065a11cc05d83f9a4d70" office:value-type="string">
            <text:p>↑ 2,36219</text:p>
          </table:table-cell>
          <table:table-cell table:style-name="odsStyleTableCell-ca7384970bc4065a11cc05d83f9a4d70" office:value-type="string">
            <text:p>↑ 2,36488</text:p>
          </table:table-cell>
          <table:table-cell table:style-name="odsStyleTableCell-ca7384970bc4065a11cc05d83f9a4d70" office:value-type="string">
            <text:p>↑ 2,36678</text:p>
          </table:table-cell>
          <table:table-cell table:style-name="odsStyleTableCell-ca7384970bc4065a11cc05d83f9a4d70" office:value-type="string">
            <text:p>↑ 2,36802</text:p>
          </table:table-cell>
          <table:table-cell table:style-name="odsStyleTableCell-ca7384970bc4065a11cc05d83f9a4d70" office:value-type="string">
            <text:p>↑ 2,36882</text:p>
          </table:table-cell>
          <table:table-cell table:style-name="odsStyleTableCell-ca7384970bc4065a11cc05d83f9a4d70" office:value-type="string">
            <text:p>↑ 2,36913</text:p>
          </table:table-cell>
          <table:table-cell table:style-name="odsStyleTableCell-ca7384970bc4065a11cc05d83f9a4d70" office:value-type="string">
            <text:p>↑ 2,36944</text:p>
          </table:table-cell>
          <table:table-cell table:style-name="odsStyleTableCell-ca7384970bc4065a11cc05d83f9a4d70" office:value-type="string">
            <text:p>↑ 2,37024</text:p>
          </table:table-cell>
          <table:table-cell table:style-name="odsStyleTableCell-ca7384970bc4065a11cc05d83f9a4d70" office:value-type="string">
            <text:p>↑ 2,37190</text:p>
          </table:table-cell>
          <table:table-cell table:style-name="odsStyleTableCell-ca7384970bc4065a11cc05d83f9a4d70" office:value-type="string">
            <text:p>↑ 2,37310</text:p>
          </table:table-cell>
        </table:table-row>
        <table:table-row table:style-name="ro1">
          <table:table-cell table:style-name="odsStyleTableCell-3863e9d989454be264d58fe96598ea46" office:value-type="string">
            <text:p>21</text:p>
          </table:table-cell>
          <table:table-cell table:style-name="odsStyleTableCell-ca7384970bc4065a11cc05d83f9a4d70" office:value-type="string">
            <text:p>↑ 2,35825</text:p>
          </table:table-cell>
          <table:table-cell table:style-name="odsStyleTableCell-ca7384970bc4065a11cc05d83f9a4d70" office:value-type="string">
            <text:p>↑ 2,36003</text:p>
          </table:table-cell>
          <table:table-cell table:style-name="odsStyleTableCell-ca7384970bc4065a11cc05d83f9a4d70" office:value-type="string">
            <text:p>↑ 2,36228</text:p>
          </table:table-cell>
          <table:table-cell table:style-name="odsStyleTableCell-ca7384970bc4065a11cc05d83f9a4d70" office:value-type="string">
            <text:p>↑ 2,36496</text:p>
          </table:table-cell>
          <table:table-cell table:style-name="odsStyleTableCell-ca7384970bc4065a11cc05d83f9a4d70" office:value-type="string">
            <text:p>↑ 2,36682</text:p>
          </table:table-cell>
          <table:table-cell table:style-name="odsStyleTableCell-ca7384970bc4065a11cc05d83f9a4d70" office:value-type="string">
            <text:p>↑ 2,36806</text:p>
          </table:table-cell>
          <table:table-cell table:style-name="odsStyleTableCell-ca7384970bc4065a11cc05d83f9a4d70" office:value-type="string">
            <text:p>↑ 2,36883</text:p>
          </table:table-cell>
          <table:table-cell table:style-name="odsStyleTableCell-ca7384970bc4065a11cc05d83f9a4d70" office:value-type="string">
            <text:p>↑ 2,36914</text:p>
          </table:table-cell>
          <table:table-cell table:style-name="odsStyleTableCell-ca7384970bc4065a11cc05d83f9a4d70" office:value-type="string">
            <text:p>↑ 2,36945</text:p>
          </table:table-cell>
          <table:table-cell table:style-name="odsStyleTableCell-ca7384970bc4065a11cc05d83f9a4d70" office:value-type="string">
            <text:p>↑ 2,37030</text:p>
          </table:table-cell>
          <table:table-cell table:style-name="odsStyleTableCell-ca7384970bc4065a11cc05d83f9a4d70" office:value-type="string">
            <text:p>↑ 2,37193</text:p>
          </table:table-cell>
          <table:table-cell table:style-name="odsStyleTableCell-ca7384970bc4065a11cc05d83f9a4d70" office:value-type="string">
            <text:p>↑ 2,37316</text:p>
          </table:table-cell>
        </table:table-row>
        <table:table-row table:style-name="ro1">
          <table:table-cell table:style-name="odsStyleTableCell-3863e9d989454be264d58fe96598ea46" office:value-type="string">
            <text:p>22</text:p>
          </table:table-cell>
          <table:table-cell table:style-name="odsStyleTableCell-ca7384970bc4065a11cc05d83f9a4d70" office:value-type="string">
            <text:p>↑ 2,35829</text:p>
          </table:table-cell>
          <table:table-cell table:style-name="odsStyleTableCell-ca7384970bc4065a11cc05d83f9a4d70" office:value-type="string">
            <text:p>↑ 2,36011</text:p>
          </table:table-cell>
          <table:table-cell table:style-name="odsStyleTableCell-ca7384970bc4065a11cc05d83f9a4d70" office:value-type="string">
            <text:p>↑ 2,36237</text:p>
          </table:table-cell>
          <table:table-cell table:style-name="odsStyleTableCell-ca7384970bc4065a11cc05d83f9a4d70" office:value-type="string">
            <text:p>↑ 2,36504</text:p>
          </table:table-cell>
          <table:table-cell table:style-name="odsStyleTableCell-ca7384970bc4065a11cc05d83f9a4d70" office:value-type="string">
            <text:p>↑ 2,36686</text:p>
          </table:table-cell>
          <table:table-cell table:style-name="odsStyleTableCell-ca7384970bc4065a11cc05d83f9a4d70" office:value-type="string">
            <text:p>↑ 2,36810</text:p>
          </table:table-cell>
          <table:table-cell table:style-name="odsStyleTableCell-ca7384970bc4065a11cc05d83f9a4d70" office:value-type="string">
            <text:p>↑ 2,36884</text:p>
          </table:table-cell>
          <table:table-cell table:style-name="odsStyleTableCell-ca7384970bc4065a11cc05d83f9a4d70" office:value-type="string">
            <text:p>↑ 2,36915</text:p>
          </table:table-cell>
          <table:table-cell table:style-name="odsStyleTableCell-ca7384970bc4065a11cc05d83f9a4d70" office:value-type="string">
            <text:p>↑ 2,36946</text:p>
          </table:table-cell>
          <table:table-cell table:style-name="odsStyleTableCell-ca7384970bc4065a11cc05d83f9a4d70" office:value-type="string">
            <text:p>↑ 2,37036</text:p>
          </table:table-cell>
          <table:table-cell table:style-name="odsStyleTableCell-ca7384970bc4065a11cc05d83f9a4d70" office:value-type="string">
            <text:p>↑ 2,37196</text:p>
          </table:table-cell>
          <table:table-cell table:style-name="odsStyleTableCell-ca7384970bc4065a11cc05d83f9a4d70" office:value-type="string">
            <text:p>↑ 2,37322</text:p>
          </table:table-cell>
        </table:table-row>
        <table:table-row table:style-name="ro1">
          <table:table-cell table:style-name="odsStyleTableCell-3863e9d989454be264d58fe96598ea46" office:value-type="string">
            <text:p>23</text:p>
          </table:table-cell>
          <table:table-cell table:style-name="odsStyleTableCell-ca7384970bc4065a11cc05d83f9a4d70" office:value-type="string">
            <text:p>↑ 2,35833</text:p>
          </table:table-cell>
          <table:table-cell table:style-name="odsStyleTableCell-ca7384970bc4065a11cc05d83f9a4d70" office:value-type="string">
            <text:p>↑ 2,36019</text:p>
          </table:table-cell>
          <table:table-cell table:style-name="odsStyleTableCell-ca7384970bc4065a11cc05d83f9a4d70" office:value-type="string">
            <text:p>↑ 2,36246</text:p>
          </table:table-cell>
          <table:table-cell table:style-name="odsStyleTableCell-ca7384970bc4065a11cc05d83f9a4d70" office:value-type="string">
            <text:p>↑ 2,36512</text:p>
          </table:table-cell>
          <table:table-cell table:style-name="odsStyleTableCell-ca7384970bc4065a11cc05d83f9a4d70" office:value-type="string">
            <text:p>↑ 2,36690</text:p>
          </table:table-cell>
          <table:table-cell table:style-name="odsStyleTableCell-ca7384970bc4065a11cc05d83f9a4d70" office:value-type="string">
            <text:p>↑ 2,36814</text:p>
          </table:table-cell>
          <table:table-cell table:style-name="odsStyleTableCell-ca7384970bc4065a11cc05d83f9a4d70" office:value-type="string">
            <text:p>↑ 2,36885</text:p>
          </table:table-cell>
          <table:table-cell table:style-name="odsStyleTableCell-ca7384970bc4065a11cc05d83f9a4d70" office:value-type="string">
            <text:p>↑ 2,36916</text:p>
          </table:table-cell>
          <table:table-cell table:style-name="odsStyleTableCell-ca7384970bc4065a11cc05d83f9a4d70" office:value-type="string">
            <text:p>↑ 2,36947</text:p>
          </table:table-cell>
          <table:table-cell table:style-name="odsStyleTableCell-ca7384970bc4065a11cc05d83f9a4d70" office:value-type="string">
            <text:p>↑ 2,37042</text:p>
          </table:table-cell>
          <table:table-cell table:style-name="odsStyleTableCell-ca7384970bc4065a11cc05d83f9a4d70" office:value-type="string">
            <text:p>↑ 2,37199</text:p>
          </table:table-cell>
          <table:table-cell table:style-name="odsStyleTableCell-ca7384970bc4065a11cc05d83f9a4d70" office:value-type="string">
            <text:p>↑ 2,37328</text:p>
          </table:table-cell>
        </table:table-row>
        <table:table-row table:style-name="ro1">
          <table:table-cell table:style-name="odsStyleTableCell-3863e9d989454be264d58fe96598ea46" office:value-type="string">
            <text:p>24</text:p>
          </table:table-cell>
          <table:table-cell table:style-name="odsStyleTableCell-ca7384970bc4065a11cc05d83f9a4d70" office:value-type="string">
            <text:p>↑ 2,35837</text:p>
          </table:table-cell>
          <table:table-cell table:style-name="odsStyleTableCell-ca7384970bc4065a11cc05d83f9a4d70" office:value-type="string">
            <text:p>↑ 2,36027</text:p>
          </table:table-cell>
          <table:table-cell table:style-name="odsStyleTableCell-ca7384970bc4065a11cc05d83f9a4d70" office:value-type="string">
            <text:p>↑ 2,36255</text:p>
          </table:table-cell>
          <table:table-cell table:style-name="odsStyleTableCell-ca7384970bc4065a11cc05d83f9a4d70" office:value-type="string">
            <text:p>↑ 2,36520</text:p>
          </table:table-cell>
          <table:table-cell table:style-name="odsStyleTableCell-ca7384970bc4065a11cc05d83f9a4d70" office:value-type="string">
            <text:p>↑ 2,36694</text:p>
          </table:table-cell>
          <table:table-cell table:style-name="odsStyleTableCell-ca7384970bc4065a11cc05d83f9a4d70" office:value-type="string">
            <text:p>↑ 2,36818</text:p>
          </table:table-cell>
          <table:table-cell table:style-name="odsStyleTableCell-ca7384970bc4065a11cc05d83f9a4d70" office:value-type="string">
            <text:p>↑ 2,36886</text:p>
          </table:table-cell>
          <table:table-cell table:style-name="odsStyleTableCell-ca7384970bc4065a11cc05d83f9a4d70" office:value-type="string">
            <text:p>↑ 2,36917</text:p>
          </table:table-cell>
          <table:table-cell table:style-name="odsStyleTableCell-ca7384970bc4065a11cc05d83f9a4d70" office:value-type="string">
            <text:p>↑ 2,36948</text:p>
          </table:table-cell>
          <table:table-cell table:style-name="odsStyleTableCell-ca7384970bc4065a11cc05d83f9a4d70" office:value-type="string">
            <text:p>↑ 2,37048</text:p>
          </table:table-cell>
          <table:table-cell table:style-name="odsStyleTableCell-ca7384970bc4065a11cc05d83f9a4d70" office:value-type="string">
            <text:p>↑ 2,37202</text:p>
          </table:table-cell>
          <table:table-cell table:style-name="odsStyleTableCell-ca7384970bc4065a11cc05d83f9a4d70" office:value-type="string">
            <text:p>↑ 2,37334</text:p>
          </table:table-cell>
        </table:table-row>
        <table:table-row table:style-name="ro1">
          <table:table-cell table:style-name="odsStyleTableCell-3863e9d989454be264d58fe96598ea46" office:value-type="string">
            <text:p>25</text:p>
          </table:table-cell>
          <table:table-cell table:style-name="odsStyleTableCell-ca7384970bc4065a11cc05d83f9a4d70" office:value-type="string">
            <text:p>↑ 2,35841</text:p>
          </table:table-cell>
          <table:table-cell table:style-name="odsStyleTableCell-ca7384970bc4065a11cc05d83f9a4d70" office:value-type="string">
            <text:p>↑ 2,36035</text:p>
          </table:table-cell>
          <table:table-cell table:style-name="odsStyleTableCell-ca7384970bc4065a11cc05d83f9a4d70" office:value-type="string">
            <text:p>↑ 2,36264</text:p>
          </table:table-cell>
          <table:table-cell table:style-name="odsStyleTableCell-ca7384970bc4065a11cc05d83f9a4d70" office:value-type="string">
            <text:p>↑ 2,36528</text:p>
          </table:table-cell>
          <table:table-cell table:style-name="odsStyleTableCell-ca7384970bc4065a11cc05d83f9a4d70" office:value-type="string">
            <text:p>↑ 2,36698</text:p>
          </table:table-cell>
          <table:table-cell table:style-name="odsStyleTableCell-ca7384970bc4065a11cc05d83f9a4d70" office:value-type="string">
            <text:p>↑ 2,36822</text:p>
          </table:table-cell>
          <table:table-cell table:style-name="odsStyleTableCell-ca7384970bc4065a11cc05d83f9a4d70" office:value-type="string">
            <text:p>↑ 2,36887</text:p>
          </table:table-cell>
          <table:table-cell table:style-name="odsStyleTableCell-ca7384970bc4065a11cc05d83f9a4d70" office:value-type="string">
            <text:p>↑ 2,36918</text:p>
          </table:table-cell>
          <table:table-cell table:style-name="odsStyleTableCell-ca7384970bc4065a11cc05d83f9a4d70" office:value-type="string">
            <text:p>↑ 2,36949</text:p>
          </table:table-cell>
          <table:table-cell table:style-name="odsStyleTableCell-ca7384970bc4065a11cc05d83f9a4d70" office:value-type="string">
            <text:p>↑ 2,37054</text:p>
          </table:table-cell>
          <table:table-cell table:style-name="odsStyleTableCell-ca7384970bc4065a11cc05d83f9a4d70" office:value-type="string">
            <text:p>↑ 2,37205</text:p>
          </table:table-cell>
          <table:table-cell table:style-name="odsStyleTableCell-ca7384970bc4065a11cc05d83f9a4d70" office:value-type="string">
            <text:p>↑ 2,37340</text:p>
          </table:table-cell>
        </table:table-row>
        <table:table-row table:style-name="ro1">
          <table:table-cell table:style-name="odsStyleTableCell-3863e9d989454be264d58fe96598ea46" office:value-type="string">
            <text:p>26</text:p>
          </table:table-cell>
          <table:table-cell table:style-name="odsStyleTableCell-ca7384970bc4065a11cc05d83f9a4d70" office:value-type="string">
            <text:p>↑ 2,35845</text:p>
          </table:table-cell>
          <table:table-cell table:style-name="odsStyleTableCell-ca7384970bc4065a11cc05d83f9a4d70" office:value-type="string">
            <text:p>↑ 2,36043</text:p>
          </table:table-cell>
          <table:table-cell table:style-name="odsStyleTableCell-ca7384970bc4065a11cc05d83f9a4d70" office:value-type="string">
            <text:p>↑ 2,36273</text:p>
          </table:table-cell>
          <table:table-cell table:style-name="odsStyleTableCell-ca7384970bc4065a11cc05d83f9a4d70" office:value-type="string">
            <text:p>↑ 2,36536</text:p>
          </table:table-cell>
          <table:table-cell table:style-name="odsStyleTableCell-ca7384970bc4065a11cc05d83f9a4d70" office:value-type="string">
            <text:p>↑ 2,36702</text:p>
          </table:table-cell>
          <table:table-cell table:style-name="odsStyleTableCell-ca7384970bc4065a11cc05d83f9a4d70" office:value-type="string">
            <text:p>↑ 2,36826</text:p>
          </table:table-cell>
          <table:table-cell table:style-name="odsStyleTableCell-ca7384970bc4065a11cc05d83f9a4d70" office:value-type="string">
            <text:p>↑ 2,36888</text:p>
          </table:table-cell>
          <table:table-cell table:style-name="odsStyleTableCell-ca7384970bc4065a11cc05d83f9a4d70" office:value-type="string">
            <text:p>↑ 2,36919</text:p>
          </table:table-cell>
          <table:table-cell table:style-name="odsStyleTableCell-ca7384970bc4065a11cc05d83f9a4d70" office:value-type="string">
            <text:p>↑ 2,36950</text:p>
          </table:table-cell>
          <table:table-cell table:style-name="odsStyleTableCell-ca7384970bc4065a11cc05d83f9a4d70" office:value-type="string">
            <text:p>↑ 2,37060</text:p>
          </table:table-cell>
          <table:table-cell table:style-name="odsStyleTableCell-ca7384970bc4065a11cc05d83f9a4d70" office:value-type="string">
            <text:p>↑ 2,37208</text:p>
          </table:table-cell>
          <table:table-cell table:style-name="odsStyleTableCell-ca7384970bc4065a11cc05d83f9a4d70" office:value-type="string">
            <text:p>↑ 2,37346</text:p>
          </table:table-cell>
        </table:table-row>
        <table:table-row table:style-name="ro1">
          <table:table-cell table:style-name="odsStyleTableCell-3863e9d989454be264d58fe96598ea46" office:value-type="string">
            <text:p>27</text:p>
          </table:table-cell>
          <table:table-cell table:style-name="odsStyleTableCell-ca7384970bc4065a11cc05d83f9a4d70" office:value-type="string">
            <text:p>↑ 2,35849</text:p>
          </table:table-cell>
          <table:table-cell table:style-name="odsStyleTableCell-ca7384970bc4065a11cc05d83f9a4d70" office:value-type="string">
            <text:p>↑ 2,36051</text:p>
          </table:table-cell>
          <table:table-cell table:style-name="odsStyleTableCell-ca7384970bc4065a11cc05d83f9a4d70" office:value-type="string">
            <text:p>↑ 2,36282</text:p>
          </table:table-cell>
          <table:table-cell table:style-name="odsStyleTableCell-ca7384970bc4065a11cc05d83f9a4d70" office:value-type="string">
            <text:p>↑ 2,36544</text:p>
          </table:table-cell>
          <table:table-cell table:style-name="odsStyleTableCell-ca7384970bc4065a11cc05d83f9a4d70" office:value-type="string">
            <text:p>↑ 2,36706</text:p>
          </table:table-cell>
          <table:table-cell table:style-name="odsStyleTableCell-ca7384970bc4065a11cc05d83f9a4d70" office:value-type="string">
            <text:p>↑ 2,36830</text:p>
          </table:table-cell>
          <table:table-cell table:style-name="odsStyleTableCell-ca7384970bc4065a11cc05d83f9a4d70" office:value-type="string">
            <text:p>↑ 2,36889</text:p>
          </table:table-cell>
          <table:table-cell table:style-name="odsStyleTableCell-ca7384970bc4065a11cc05d83f9a4d70" office:value-type="string">
            <text:p>↑ 2,36920</text:p>
          </table:table-cell>
          <table:table-cell table:style-name="odsStyleTableCell-ca7384970bc4065a11cc05d83f9a4d70" office:value-type="string">
            <text:p>↑ 2,36951</text:p>
          </table:table-cell>
          <table:table-cell table:style-name="odsStyleTableCell-ca7384970bc4065a11cc05d83f9a4d70" office:value-type="string">
            <text:p>↑ 2,37066</text:p>
          </table:table-cell>
          <table:table-cell table:style-name="odsStyleTableCell-ca7384970bc4065a11cc05d83f9a4d70" office:value-type="string">
            <text:p>↑ 2,37211</text:p>
          </table:table-cell>
          <table:table-cell table:style-name="odsStyleTableCell-ca7384970bc4065a11cc05d83f9a4d70" office:value-type="string">
            <text:p>↑ 2,37352</text:p>
          </table:table-cell>
        </table:table-row>
        <table:table-row table:style-name="ro1">
          <table:table-cell table:style-name="odsStyleTableCell-3863e9d989454be264d58fe96598ea46" office:value-type="string">
            <text:p>28</text:p>
          </table:table-cell>
          <table:table-cell table:style-name="odsStyleTableCell-ca7384970bc4065a11cc05d83f9a4d70" office:value-type="string">
            <text:p>↑ 2,35853</text:p>
          </table:table-cell>
          <table:table-cell table:style-name="odsStyleTableCell-ca7384970bc4065a11cc05d83f9a4d70" office:value-type="string">
            <text:p>↑ 2,36059</text:p>
          </table:table-cell>
          <table:table-cell table:style-name="odsStyleTableCell-ca7384970bc4065a11cc05d83f9a4d70" office:value-type="string">
            <text:p>↑ 2,36291</text:p>
          </table:table-cell>
          <table:table-cell table:style-name="odsStyleTableCell-ca7384970bc4065a11cc05d83f9a4d70" office:value-type="string">
            <text:p>↑ 2,36552</text:p>
          </table:table-cell>
          <table:table-cell table:style-name="odsStyleTableCell-ca7384970bc4065a11cc05d83f9a4d70" office:value-type="string">
            <text:p>↑ 2,36710</text:p>
          </table:table-cell>
          <table:table-cell table:style-name="odsStyleTableCell-ca7384970bc4065a11cc05d83f9a4d70" office:value-type="string">
            <text:p>↑ 2,36834</text:p>
          </table:table-cell>
          <table:table-cell table:style-name="odsStyleTableCell-ca7384970bc4065a11cc05d83f9a4d70" office:value-type="string">
            <text:p>↑ 2,36890</text:p>
          </table:table-cell>
          <table:table-cell table:style-name="odsStyleTableCell-ca7384970bc4065a11cc05d83f9a4d70" office:value-type="string">
            <text:p>↑ 2,36921</text:p>
          </table:table-cell>
          <table:table-cell table:style-name="odsStyleTableCell-ca7384970bc4065a11cc05d83f9a4d70" office:value-type="string">
            <text:p>↑ 2,36952</text:p>
          </table:table-cell>
          <table:table-cell table:style-name="odsStyleTableCell-ca7384970bc4065a11cc05d83f9a4d70" office:value-type="string">
            <text:p>↑ 2,37072</text:p>
          </table:table-cell>
          <table:table-cell table:style-name="odsStyleTableCell-ca7384970bc4065a11cc05d83f9a4d70" office:value-type="string">
            <text:p>↑ 2,37214</text:p>
          </table:table-cell>
          <table:table-cell table:style-name="odsStyleTableCell-ca7384970bc4065a11cc05d83f9a4d70" office:value-type="string">
            <text:p>↑ 2,37358</text:p>
          </table:table-cell>
        </table:table-row>
        <table:table-row table:style-name="ro1">
          <table:table-cell table:style-name="odsStyleTableCell-3863e9d989454be264d58fe96598ea46" office:value-type="string">
            <text:p>29</text:p>
          </table:table-cell>
          <table:table-cell table:style-name="odsStyleTableCell-ca7384970bc4065a11cc05d83f9a4d70" office:value-type="string">
            <text:p>↑ 2,35857</text:p>
          </table:table-cell>
          <table:table-cell table:style-name="odsStyleTableCell-ca7384970bc4065a11cc05d83f9a4d70" office:value-type="string">
            <text:p> </text:p>
          </table:table-cell>
          <table:table-cell table:style-name="odsStyleTableCell-ca7384970bc4065a11cc05d83f9a4d70" office:value-type="string">
            <text:p>↑ 2,36300</text:p>
          </table:table-cell>
          <table:table-cell table:style-name="odsStyleTableCell-ca7384970bc4065a11cc05d83f9a4d70" office:value-type="string">
            <text:p>↑ 2,36560</text:p>
          </table:table-cell>
          <table:table-cell table:style-name="odsStyleTableCell-ca7384970bc4065a11cc05d83f9a4d70" office:value-type="string">
            <text:p>↑ 2,36714</text:p>
          </table:table-cell>
          <table:table-cell table:style-name="odsStyleTableCell-ca7384970bc4065a11cc05d83f9a4d70" office:value-type="string">
            <text:p>↑ 2,36838</text:p>
          </table:table-cell>
          <table:table-cell table:style-name="odsStyleTableCell-ca7384970bc4065a11cc05d83f9a4d70" office:value-type="string">
            <text:p>↑ 2,36891</text:p>
          </table:table-cell>
          <table:table-cell table:style-name="odsStyleTableCell-ca7384970bc4065a11cc05d83f9a4d70" office:value-type="string">
            <text:p>↑ 2,36922</text:p>
          </table:table-cell>
          <table:table-cell table:style-name="odsStyleTableCell-ca7384970bc4065a11cc05d83f9a4d70" office:value-type="string">
            <text:p>↑ 2,36953</text:p>
          </table:table-cell>
          <table:table-cell table:style-name="odsStyleTableCell-ca7384970bc4065a11cc05d83f9a4d70" office:value-type="string">
            <text:p>↑ 2,37078</text:p>
          </table:table-cell>
          <table:table-cell table:style-name="odsStyleTableCell-ca7384970bc4065a11cc05d83f9a4d70" office:value-type="string">
            <text:p>↑ 2,37217</text:p>
          </table:table-cell>
          <table:table-cell table:style-name="odsStyleTableCell-ca7384970bc4065a11cc05d83f9a4d70" office:value-type="string">
            <text:p>↑ 2,37364</text:p>
          </table:table-cell>
        </table:table-row>
        <table:table-row table:style-name="ro1">
          <table:table-cell table:style-name="odsStyleTableCell-3863e9d989454be264d58fe96598ea46" office:value-type="string">
            <text:p>30</text:p>
          </table:table-cell>
          <table:table-cell table:style-name="odsStyleTableCell-ca7384970bc4065a11cc05d83f9a4d70" office:value-type="string">
            <text:p>↑ 2,35861</text:p>
          </table:table-cell>
          <table:table-cell table:style-name="odsStyleTableCell-ca7384970bc4065a11cc05d83f9a4d70" office:value-type="string">
            <text:p> </text:p>
          </table:table-cell>
          <table:table-cell table:style-name="odsStyleTableCell-ca7384970bc4065a11cc05d83f9a4d70" office:value-type="string">
            <text:p>↑ 2,36309</text:p>
          </table:table-cell>
          <table:table-cell table:style-name="odsStyleTableCell-ca7384970bc4065a11cc05d83f9a4d70" office:value-type="string">
            <text:p>↑ 2,36568</text:p>
          </table:table-cell>
          <table:table-cell table:style-name="odsStyleTableCell-ca7384970bc4065a11cc05d83f9a4d70" office:value-type="string">
            <text:p>↑ 2,36718</text:p>
          </table:table-cell>
          <table:table-cell table:style-name="odsStyleTableCell-ca7384970bc4065a11cc05d83f9a4d70" office:value-type="string">
            <text:p>↑ 2,36842</text:p>
          </table:table-cell>
          <table:table-cell table:style-name="odsStyleTableCell-ca7384970bc4065a11cc05d83f9a4d70" office:value-type="string">
            <text:p>↑ 2,36892</text:p>
          </table:table-cell>
          <table:table-cell table:style-name="odsStyleTableCell-ca7384970bc4065a11cc05d83f9a4d70" office:value-type="string">
            <text:p>↑ 2,36923</text:p>
          </table:table-cell>
          <table:table-cell table:style-name="odsStyleTableCell-ca7384970bc4065a11cc05d83f9a4d70" office:value-type="string">
            <text:p>↑ 2,36954</text:p>
          </table:table-cell>
          <table:table-cell table:style-name="odsStyleTableCell-ca7384970bc4065a11cc05d83f9a4d70" office:value-type="string">
            <text:p>↑ 2,37084</text:p>
          </table:table-cell>
          <table:table-cell table:style-name="odsStyleTableCell-ca7384970bc4065a11cc05d83f9a4d70" office:value-type="string">
            <text:p>↑ 2,37220</text:p>
          </table:table-cell>
          <table:table-cell table:style-name="odsStyleTableCell-ca7384970bc4065a11cc05d83f9a4d70" office:value-type="string">
            <text:p>↑ 2,37370</text:p>
          </table:table-cell>
        </table:table-row>
        <table:table-row table:style-name="ro1">
          <table:table-cell table:style-name="odsStyleTableCell-3863e9d989454be264d58fe96598ea46" office:value-type="string">
            <text:p>31</text:p>
          </table:table-cell>
          <table:table-cell table:style-name="odsStyleTableCell-ca7384970bc4065a11cc05d83f9a4d70" office:value-type="string">
            <text:p>↑ 2,35865</text:p>
          </table:table-cell>
          <table:table-cell table:style-name="odsStyleTableCell-ca7384970bc4065a11cc05d83f9a4d70" office:value-type="string">
            <text:p> </text:p>
          </table:table-cell>
          <table:table-cell table:style-name="odsStyleTableCell-ca7384970bc4065a11cc05d83f9a4d70" office:value-type="string">
            <text:p>↑ 2,36318</text:p>
          </table:table-cell>
          <table:table-cell table:style-name="odsStyleTableCell-ca7384970bc4065a11cc05d83f9a4d70" office:value-type="string">
            <text:p> </text:p>
          </table:table-cell>
          <table:table-cell table:style-name="odsStyleTableCell-ca7384970bc4065a11cc05d83f9a4d70" office:value-type="string">
            <text:p>↑ 2,36722</text:p>
          </table:table-cell>
          <table:table-cell table:style-name="odsStyleTableCell-ca7384970bc4065a11cc05d83f9a4d70" office:value-type="string">
            <text:p> </text:p>
          </table:table-cell>
          <table:table-cell table:style-name="odsStyleTableCell-ca7384970bc4065a11cc05d83f9a4d70" office:value-type="string">
            <text:p>↑ 2,36893</text:p>
          </table:table-cell>
          <table:table-cell table:style-name="odsStyleTableCell-ca7384970bc4065a11cc05d83f9a4d70" office:value-type="string">
            <text:p>↑ 2,36924</text:p>
          </table:table-cell>
          <table:table-cell table:style-name="odsStyleTableCell-ca7384970bc4065a11cc05d83f9a4d70" office:value-type="string">
            <text:p> </text:p>
          </table:table-cell>
          <table:table-cell table:style-name="odsStyleTableCell-ca7384970bc4065a11cc05d83f9a4d70" office:value-type="string">
            <text:p>↑ 2,37090</text:p>
          </table:table-cell>
          <table:table-cell table:style-name="odsStyleTableCell-ca7384970bc4065a11cc05d83f9a4d70" office:value-type="string">
            <text:p> </text:p>
          </table:table-cell>
          <table:table-cell table:style-name="odsStyleTableCell-ca7384970bc4065a11cc05d83f9a4d70" office:value-type="string">
            <text:p>↑ 2,37376</text:p>
          </table:table-cell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8fba45c248134276fe57b1e3dafb3c88" office:value-type="string">
            <text:p>BANCO CENTRAL DE BOLIVIA</text:p>
          </table:table-cell>
        </table:table-row>
        <table:table-row table:style-name="ro1">
          <table:table-cell table:style-name="odsStyleTableCell-8fba45c248134276fe57b1e3dafb3c88" office:value-type="string">
            <text:p>GERENCIA DE OPERACIONES INTERNACIONALES</text:p>
          </table:table-cell>
        </table:table-row>
        <table:table-row table:style-name="ro1">
          <table:table-cell table:style-name="odsStyleTableCell-8fba45c248134276fe57b1e3dafb3c88" office:value-type="string">
            <text:p>DEPARTAMENTO DE OPERACIONES CAMBIARIAS Y CONVENIO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3-04-17T00:17:56</meta:creation-date>
    <meta:generator>ods générator</meta:generator>
    <dc:date>2023-04-17T00:17:56</dc:date>
    <meta:editing-duration>PT1S</meta:editing-duration>
    <meta:editing-cycles>1</meta:editing-cycles>
    <meta:document-statistic meta:table-count="1" meta:cell-count="4" meta:object-count="0"/>
  </office:meta>
</office:document-meta>
</file>